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Names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Country of Origin</text:p>
          </table:table-cell>
          <table:table-cell office:value-type="string" table:style-name="ce1">
            <text:p>Sell by Da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ranges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outh Africa</text:p>
          </table:table-cell>
          <table:table-cell office:value-type="date" office:date-value="2020-06-01T00:00:00" table:style-name="ce2">
            <text:p>Jun-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nanas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France</text:p>
          </table:table-cell>
          <table:table-cell office:value-type="date" office:date-value="2010-07-01T00:00:00" table:style-name="ce2">
            <text:p>Jul-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ars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United Kingtom</text:p>
          </table:table-cell>
          <table:table-cell office:value-type="date" office:date-value="2025-08-01T00:00:00" table:style-name="ce2">
            <text:p>Aug-25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India Heath</meta:initial-creator>
    <dc:creator>India Heath</dc:creator>
    <meta:creation-date>2023-02-15T11:19:15Z</meta:creation-date>
    <dc:date>2023-02-15T11:23:24Z</dc:date>
  </office:meta>
</office:document-meta>
</file>